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E0000001E9BAA8DA5A658F5BC.png" manifest:media-type="image/png"/>
  <manifest:file-entry manifest:full-path="Pictures/100002010000001C000000207CF605E7B26CEC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mm" fo:margin-bottom="20mm" loext:contextual-spacing="false">
        <style:tab-stops>
          <style:tab-stop style:position="9.53mm"/>
          <style:tab-stop style:position="146.05mm"/>
        </style:tab-stops>
      </style:paragraph-properties>
      <style:text-properties fo:language="es" fo:country="ES"/>
    </style:style>
    <style:style style:name="P2" style:family="paragraph" style:parent-style-name="Standard">
      <style:paragraph-properties fo:margin-left="0mm" fo:margin-right="0mm" fo:text-indent="0mm" style:auto-text-indent="false"/>
      <style:text-properties fo:language="es" fo:country="ES"/>
    </style:style>
    <style:style style:name="P3" style:family="paragraph" style:parent-style-name="Standard">
      <style:text-properties fo:language="es" fo:country="ES"/>
    </style:style>
    <style:style style:name="P4" style:family="paragraph" style:parent-style-name="Standard">
      <style:text-properties fo:language="es" fo:country="ES" officeooo:paragraph-rsid="001945d6"/>
    </style:style>
    <style:style style:name="P5" style:family="paragraph" style:parent-style-name="Text_20_body">
      <style:text-properties fo:language="es" fo:country="ES" officeooo:rsid="001ff3b9" officeooo:paragraph-rsid="001ff3b9"/>
    </style:style>
    <style:style style:name="P6" style:family="paragraph" style:parent-style-name="Text_20_body">
      <style:text-properties fo:language="es" fo:country="ES" officeooo:rsid="001b4bf3" officeooo:paragraph-rsid="001b4bf3"/>
    </style:style>
    <style:style style:name="P7" style:family="paragraph" style:parent-style-name="Text_20_body">
      <style:text-properties fo:language="es" fo:country="ES" officeooo:rsid="002032b4" officeooo:paragraph-rsid="002032b4"/>
    </style:style>
    <style:style style:name="P8" style:family="paragraph" style:parent-style-name="Heading_20_1">
      <style:text-properties fo:language="es" fo:country="ES"/>
    </style:style>
    <style:style style:name="P9" style:family="paragraph" style:parent-style-name="Heading_20_1">
      <style:paragraph-properties fo:break-before="page"/>
      <style:text-properties fo:language="es" fo:country="ES"/>
    </style:style>
    <style:style style:name="P10" style:family="paragraph" style:parent-style-name="Heading_20_3">
      <style:text-properties fo:language="es" fo:country="ES"/>
    </style:style>
    <style:style style:name="P11" style:family="paragraph" style:parent-style-name="Heading_20_3">
      <style:text-properties fo:language="es" fo:country="ES" officeooo:paragraph-rsid="001b4bf3"/>
    </style:style>
    <style:style style:name="P12" style:family="paragraph" style:parent-style-name="Heading_20_3">
      <style:text-properties fo:language="es" fo:country="ES" officeooo:rsid="001b4bf3" officeooo:paragraph-rsid="001b4bf3"/>
    </style:style>
    <style:style style:name="P13" style:family="paragraph" style:parent-style-name="Contents_20_1">
      <style:paragraph-properties>
        <style:tab-stops>
          <style:tab-stop style:position="170mm" style:type="right" style:leader-style="dotted" style:leader-text="."/>
        </style:tab-stops>
      </style:paragraph-properties>
    </style:style>
    <style:style style:name="P14" style:family="paragraph" style:parent-style-name="Numbering_20_2">
      <style:text-properties fo:language="es" fo:country="ES"/>
    </style:style>
    <style:style style:name="P15" style:family="paragraph" style:parent-style-name="Numbering_20_2">
      <style:text-properties fo:language="es" fo:country="ES" officeooo:rsid="001b4bf3" officeooo:paragraph-rsid="001b4bf3"/>
    </style:style>
    <style:style style:name="P16" style:family="paragraph" style:parent-style-name="Numbering_20_2">
      <style:text-properties fo:language="es" fo:country="ES" officeooo:rsid="001d4592" officeooo:paragraph-rsid="001d4592"/>
    </style:style>
    <style:style style:name="P17" style:family="paragraph" style:parent-style-name="Numbering_20_2">
      <style:text-properties fo:language="es" fo:country="ES" officeooo:rsid="001d4592" officeooo:paragraph-rsid="00385e74"/>
    </style:style>
    <style:style style:name="P18" style:family="paragraph" style:parent-style-name="Numbering_20_2">
      <style:text-properties officeooo:rsid="00385e74" officeooo:paragraph-rsid="00385e74"/>
    </style:style>
    <style:style style:name="P19" style:family="paragraph" style:parent-style-name="Numbering_20_2">
      <style:paragraph-properties fo:margin-left="0mm" fo:margin-right="0mm" fo:text-indent="0mm" style:auto-text-indent="false"/>
      <style:text-properties fo:language="es" fo:country="ES" officeooo:rsid="00385e74" officeooo:paragraph-rsid="00385e74"/>
    </style:style>
    <style:style style:name="P20" style:family="paragraph" style:parent-style-name="Numbering_20_2">
      <style:paragraph-properties fo:margin-left="0mm" fo:margin-right="0mm" fo:text-indent="0mm" style:auto-text-indent="false"/>
      <style:text-properties officeooo:rsid="0038ee6c" officeooo:paragraph-rsid="0038ee6c"/>
    </style:style>
    <style:style style:name="P21" style:family="paragraph" style:parent-style-name="Contents_20_3">
      <style:paragraph-properties>
        <style:tab-stops>
          <style:tab-stop style:position="160.02mm" style:type="right" style:leader-style="dotted" style:leader-text="."/>
        </style:tab-stops>
      </style:paragraph-properties>
    </style:style>
    <style:style style:name="P22" style:family="paragraph" style:parent-style-name="List_20_Contents">
      <style:text-properties officeooo:rsid="002032b4" officeooo:paragraph-rsid="002032b4"/>
    </style:style>
    <style:style style:name="P23" style:family="paragraph" style:parent-style-name="List_20_Contents">
      <style:text-properties officeooo:paragraph-rsid="002032b4"/>
    </style:style>
    <style:style style:name="T1" style:family="text">
      <style:text-properties style:font-size-asian="10.5pt" loext:padding="2.03mm" loext:border="0.06pt solid #000000" loext:shadow="none"/>
    </style:style>
    <style:style style:name="T2" style:family="text">
      <style:text-properties officeooo:rsid="001d4592" style:font-size-asian="10.5pt" loext:padding="2.03mm" loext:border="0.06pt solid #000000" loext:shadow="none"/>
    </style:style>
    <style:style style:name="T3" style:family="text">
      <style:text-properties fo:color="#ed1c24" style:font-name="Electrolize" fo:font-size="32pt" fo:font-weight="bold" style:font-size-asian="10.5pt" style:font-weight-asian="bold" style:font-weight-complex="bold"/>
    </style:style>
    <style:style style:name="T4" style:family="text">
      <style:text-properties fo:color="#ed1c24" style:font-name="Electrolize" fo:font-size="32pt" fo:font-weight="bold" officeooo:rsid="0017fd21" style:font-size-asian="10.5pt"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f972a" style:font-weight-asian="bold" style:font-weight-complex="bold"/>
    </style:style>
    <style:style style:name="T7" style:family="text">
      <style:text-properties fo:font-weight="bold" officeooo:rsid="00385e74" style:font-weight-asian="bold" style:font-weight-complex="bold"/>
    </style:style>
    <style:style style:name="T8" style:family="text">
      <style:text-properties fo:color="#74489d" fo:font-size="18pt" style:font-size-asian="10.5pt"/>
    </style:style>
    <style:style style:name="T9" style:family="text">
      <style:text-properties fo:color="#74489d" fo:font-size="18pt" officeooo:rsid="0017fd21" style:font-size-asian="10.5pt"/>
    </style:style>
    <style:style style:name="T10" style:family="text">
      <style:text-properties fo:color="#74489d" fo:font-size="18pt" officeooo:rsid="003a36c9" style:font-size-asian="10.5pt"/>
    </style:style>
    <style:style style:name="T11" style:family="text">
      <style:text-properties officeooo:rsid="001b4bf3"/>
    </style:style>
    <style:style style:name="T12" style:family="text">
      <style:text-properties style:font-name="Open Sans" style:font-size-asian="10.5pt" style:font-name-complex="Lohit Devanagari1" loext:padding="2.03mm" loext:border="0.06pt solid #000000" loext:shadow="none"/>
    </style:style>
    <style:style style:name="T13" style:family="text">
      <style:text-properties style:font-name="Open Sans" officeooo:rsid="001d4592" style:font-size-asian="10.5pt" style:font-name-complex="Lohit Devanagari1" loext:padding="2.03mm" loext:border="0.06pt solid #000000" loext:shadow="none"/>
    </style:style>
    <style:style style:name="T14" style:family="text">
      <style:text-properties style:font-name="Open Sans" officeooo:rsid="001f972a" style:font-size-asian="10.5pt" style:font-name-complex="Lohit Devanagari1" loext:padding="2.03mm" loext:border="0.06pt solid #000000" loext:shadow="none"/>
    </style:style>
    <style:style style:name="T15" style:family="text">
      <style:text-properties style:font-name="Open Sans" fo:language="es" fo:country="ES" officeooo:rsid="001d4592" style:font-size-asian="10.5pt" style:font-name-complex="Lohit Devanagari1" loext:padding="2.03mm" loext:border="0.06pt solid #000000" loext:shadow="none"/>
    </style:style>
    <style:style style:name="T16" style:family="text">
      <style:text-properties officeooo:rsid="001d4592"/>
    </style:style>
    <style:style style:name="T17" style:family="text">
      <style:text-properties officeooo:rsid="001f023d"/>
    </style:style>
    <style:style style:name="T18" style:family="text">
      <style:text-properties officeooo:rsid="001f972a"/>
    </style:style>
    <style:style style:name="T19" style:family="text">
      <style:text-properties fo:language="es" fo:country="ES"/>
    </style:style>
    <style:style style:name="T20" style:family="text">
      <style:text-properties fo:language="es" fo:country="ES" officeooo:rsid="001d4592"/>
    </style:style>
    <style:style style:name="T21" style:family="text">
      <style:text-properties fo:language="es" fo:country="ES" officeooo:rsid="001f023d"/>
    </style:style>
    <style:style style:name="T22" style:family="text">
      <style:text-properties fo:language="es" fo:country="ES" fo:font-weight="bold" style:font-weight-asian="bold" style:font-weight-complex="bold"/>
    </style:style>
    <style:style style:name="T23" style:family="text">
      <style:text-properties fo:language="es" fo:country="ES" fo:font-weight="bold" officeooo:rsid="001d4592" style:font-weight-asian="bold" style:font-weight-complex="bold"/>
    </style:style>
    <style:style style:name="T24" style:family="text">
      <style:text-properties officeooo:rsid="002032b4"/>
    </style:style>
    <style:style style:name="T25" style:family="text">
      <style:text-properties officeooo:rsid="00385e74"/>
    </style:style>
    <style:style style:name="fr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tsuo3</text:span><text:span text:style-name="T4">D-UI</text:span><text:span text:style-name="T3"><text:tab/></text:span><text:span text:style-name="T9">v0</text:span><text:span text:style-name="T8">.1</text:span><text:span text:style-name="T10">6.0</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13"><text:a xlink:type="simple" xlink:href="#__RefHeading___Toc303_4205954876" text:style-name="Index_20_Link" text:visited-style-name="Index_20_Link">1. Definiciones<text:tab/>2</text:a></text:p>
          <text:p text:style-name="P21"><text:a xlink:type="simple" xlink:href="#__RefHeading___Toc241_3680052186" text:style-name="Index_20_Link" text:visited-style-name="Index_20_Link">1.1 Filamento<text:tab/>2</text:a></text:p>
          <text:p text:style-name="P21"><text:a xlink:type="simple" xlink:href="#__RefHeading___Toc243_3680052186" text:style-name="Index_20_Link" text:visited-style-name="Index_20_Link">1.2 Proyecto<text:tab/>2</text:a></text:p>
          <text:p text:style-name="P13"><text:a xlink:type="simple" xlink:href="#__RefHeading___Toc305_4205954876" text:style-name="Index_20_Link" text:visited-style-name="Index_20_Link">2. Procedimientos<text:tab/>3</text:a></text:p>
          <text:p text:style-name="P21"><text:a xlink:type="simple" xlink:href="#__RefHeading___Toc307_4205954876" text:style-name="Index_20_Link" text:visited-style-name="Index_20_Link">2.1 Recepción de un Filamento<text:tab/>3</text:a></text:p>
          <text:p text:style-name="P21"><text:a xlink:type="simple" xlink:href="#__RefHeading___Toc245_3680052186" text:style-name="Index_20_Link" text:visited-style-name="Index_20_Link">2.2 Inserción de una pieza de un solo uso.<text:tab/>3</text:a></text:p>
          <text:p text:style-name="P21"><text:a xlink:type="simple" xlink:href="#__RefHeading___Toc247_3680052186" text:style-name="Index_20_Link" text:visited-style-name="Index_20_Link">2.3 Cambio de Proyecto<text:tab/>4</text:a></text:p>
        </text:index-body>
      </text:table-of-content>
      <text:p text:style-name="P2"/>
      <text:h text:style-name="P9" text:outline-level="1"><text:bookmark-start text:name="__RefHeading___Toc303_4205954876"/>1. Definiciones<text:bookmark-end text:name="__RefHeading___Toc303_4205954876"/></text:h>
      <text:h text:style-name="P10" text:outline-level="3"><text:bookmark-start text:name="__RefHeading___Toc241_3680052186"/>1.1 Filamento<text:bookmark-end text:name="__RefHeading___Toc241_3680052186"/></text:h>
      <text:p text:style-name="P5">Los registros de filamentos representan no un solo paquete de filamento sino todo el conjunto de rollos del mismo material y color. Ya que las máquinas realmente son <text:span text:style-name="T24">virtuales</text:span> <text:span text:style-name="T24">y representaciones </text:span>del proceso de fabricación no es necesario registrar cada rollo por separado co<text:span text:style-name="T24">mo</text:span> es en la realidad. <text:span text:style-name="T24">Por ello está el Procedimiento 2.1 para la recepción de filamentos.</text:span></text:p>
      <text:p text:style-name="P7">Los datos representativos de un filamento son:</text:p>
      <text:p text:style-name="P22"><text:span text:style-name="T5">Marca</text:span>- El nombre identificativo de la marca del fabricante. O en el caso que no se conozca o no sea representativa el nombre del conjunto que se haya determinado para filamentos genéricos.</text:p>
      <text:p text:style-name="P23"><text:span text:style-name="T5">Material</text:span><text:span text:style-name="T24">- Uno de los tipos de material soportados por las impresoras 3D como PLA o FLEX. Consultar la lista de materiales aceptados con el administrador.</text:span></text:p>
      <text:p text:style-name="P22"><text:span text:style-name="T5">Color</text:span>- Uno de los colores tipificados. Debería existir una lista disponible para poder identificar el color del rollo si este no se corresponde con el texto que aparece en la etiqueta del fabricante. Consultar nuevos colores con el administrador.</text:p>
      <text:p text:style-name="P22">Peso- Peso en gramos de la suma de todos los rollos de ese material y color. Los procesos de fabricación automáticamente van reduciendo el peso en función de las piezas fabricadas asía que este data debería ser similar a la disponibilidad real de ese filamento.</text:p>
      <text:h text:style-name="Heading_20_3" text:outline-level="3"><text:bookmark-start text:name="__RefHeading___Toc243_3680052186"/>1.2 Proyecto<text:bookmark-end text:name="__RefHeading___Toc243_3680052186"/></text:h>
      <text:p text:style-name="Text_20_body">El concepto de proyecto es una característica adicional de las piezas para facilitar su agrupación en la interfaz de usuario. Como los listados de piezas posibles puede tener un número elevado de líneas es necesario clasificar las diferentes piezas y modelos de alguna forma que permita simplificar la información mostrada en el IU.</text:p>
      <text:p text:style-name="Text_20_body">Para ello <text:span text:style-name="T25">existe un campo en la pieza que permite definir el nombre del proyecto al que pertenece. Las piezas que no tienen proyecto definido pertenecen al proyecto &lt;DEFAULT&gt; y no se muestran agrupadas.</text:span></text:p>
      <text:p text:style-name="List_20_Contents"><text:span text:style-name="T5">Nombre</text:span>- Es el nombre del proyecto y que ayuda a la agrupación de piezas. Todas aquellas <text:span text:style-name="T25">piezas con el mismo valor en el campo </text:span><text:span text:style-name="T7">proyecto</text:span><text:span text:style-name="T25"> aparecen agrupadas y solamente son visible cuando el proyecto se expande en la IU.</text:span></text:p>
      <text:h text:style-name="P8" text:outline-level="1"><text:bookmark-start text:name="__RefHeading___Toc305_4205954876"/><text:soft-page-break/>2. Procedimientos<text:bookmark-end text:name="__RefHeading___Toc305_4205954876"/></text:h>
      <text:h text:style-name="P11" text:outline-level="3"><text:bookmark-start text:name="__RefHeading___Toc307_4205954876"/>2.<text:span text:style-name="T11">1</text:span> Recepción de un Filamento<text:bookmark-end text:name="__RefHeading___Toc307_4205954876"/></text:h>
      <text:p text:style-name="P4">Durante el registro por recepción de un nuevo rollo de filamento es necesario realizar una comprobación para determinar si es necesario crear un nuevo registro o modificar uno existente.</text:p>
      <text:p text:style-name="P3"/>
      <text:p text:style-name="P3">Como se ha comentado en definiciones la aplicación describe un modelo de trabajo con impresoras 3D y no tiene porqué describir todos los detalles sino solamente los más importantes.</text:p>
      <text:p text:style-name="P3"/>
      <text:p text:style-name="P3">Por esa razón cuando se recepciona un filamento ya existente en lugar de crear un nuevo registro es posible en su lugar editar el existente que corresponde y aumentar la capacidad de peso.</text:p>
      <text:p text:style-name="P3"/>
      <text:p text:style-name="P14"><text:span text:style-name="T5">1.<text:tab/></text:span>Determinar si un filamento con esas características ya existe.</text:p>
      <text:p text:style-name="P14"><text:span text:style-name="T5">2.a<text:tab/></text:span>Si existe sumar al peso actual el peso del nuevo filamento recepcionado.</text:p>
      <text:p text:style-name="P14"><text:span text:style-name="T5">2.b<text:tab/></text:span>Si no existe un filamento con esas características crear uno activando la funcionalidad <text:span text:style-name="T1">/</text:span><text:span text:style-name="T2">N</text:span><text:span text:style-name="T1">UEVO FILAMENTO</text:span></text:p>
      <text:h text:style-name="P12" text:outline-level="3"><text:bookmark-start text:name="__RefHeading___Toc245_3680052186"/>2.2 Inserción de una pieza de un solo uso.<text:bookmark-end text:name="__RefHeading___Toc245_3680052186"/></text:h>
      <text:p text:style-name="P6">Es posible que en algún caso se produzca un pedido por parte de un cliente en el que se solicite una pieza exclusiva. Esa pieza se fabricará unicamente para este pedido por lo que se considera que no es necesario mantenerla en inventario.</text:p>
      <text:p text:style-name="P6">En lugar de crear una función específica para este caso (funcionalidad que en realidad ya existe) se define un procedimiento de trabajo que dará el resultado deseado.</text:p>
      <text:p text:style-name="P14"><text:span text:style-name="T5">1.<text:tab/></text:span>Crear la pieza con la funcionalidad <text:span text:style-name="T12">/</text:span><text:span text:style-name="T13">N</text:span><text:span text:style-name="T12">UEVA PIEZA</text:span> . <text:span text:style-name="T11">En la casilla de stock deseado indicar </text:span><text:span text:style-name="T6">0</text:span><text:span text:style-name="T11"> para este caso especial.</text:span></text:p>
      <text:p text:style-name="P15"><text:span text:style-name="T5">2.</text:span><text:tab/>Crear el pedido solicitado por el cliente <text:span text:style-name="T18">con la funcionalidad </text:span><text:span text:style-name="T14">/NUEVO PEDIDO</text:span>, incluyendo <text:span text:style-name="T16">el número de piezas de un solo uso deseado.</text:span></text:p>
      <text:p text:style-name="P16"><text:span text:style-name="T5">3.</text:span><text:tab/>Fabricar las piezas solicitadas en el pedido y que aún falten. En caso de estar completo el pedido (su esquina se encuentra en color verde en la funcionalidad <text:span text:style-name="T12">/PEDIDOS</text:span>) entonces enviar.</text:p>
      <text:p text:style-name="P17"><text:soft-page-break/><text:span text:style-name="T5">4.</text:span><text:tab/>Marcar la pieza de fabricación especial como NO ACTIVA desactivando el check de activa. Abrir la funcionalidad <text:span text:style-name="T12">/INVENTARIO</text:span>, hacer click sobre la etiqueta de la pieza especial. Activar el modo de edición haciendo click en el bot<text:span text:style-name="T25">ó</text:span>n de EDICIÓN (<text:span text:style-name="T17"><draw:frame draw:style-name="fr1" draw:name="Image2" text:anchor-type="as-char" svg:y="-6.35mm" svg:width="7.41mm" svg:height="8.47mm" draw:z-index="1"><draw:image xlink:href="Pictures/100002010000001C000000207CF605E7B26CEC0C.png" xlink:type="simple" xlink:show="embed" xlink:actuate="onLoad" loext:mime-type="image/png"/></draw:frame></text:span>), desactivar el check de ACTIVA.</text:p>
      <text:p text:style-name="P17"><text:span text:style-name="T7">5.</text:span><text:span text:style-name="T25"><text:tab/>F</text:span>inalmente guardar los cambios haciendo click en el boton GUARDAR (<draw:frame draw:style-name="fr1" draw:name="Image1" text:anchor-type="as-char" svg:y="-5.82mm" svg:width="7.94mm" svg:height="7.94mm" draw:z-index="0"><draw:image xlink:href="Pictures/100002010000001E0000001E9BAA8DA5A658F5BC.png" xlink:type="simple" xlink:show="embed" xlink:actuate="onLoad" loext:mime-type="image/png"/></draw:frame><text:span text:style-name="T17">).</text:span></text:p>
      <text:h text:style-name="Heading_20_3" text:outline-level="3"><text:bookmark-start text:name="__RefHeading___Toc247_3680052186"/>2.3 Cambio de Pro<text:span text:style-name="T25">y</text:span>ecto<text:bookmark-end text:name="__RefHeading___Toc247_3680052186"/></text:h>
      <text:p text:style-name="P19">Para realizar un cambio de proyecto en una pieza es necesario seguir la siguiente lista de acciones:</text:p>
      <text:p text:style-name="P18"><text:span text:style-name="T5">1.</text:span><text:tab/>Ir a la funcionalidad de <text:span text:style-name="T15">/INVENTARIO</text:span>.</text:p>
      <text:p text:style-name="P18"><text:span text:style-name="T5">2.</text:span><text:tab/>Seleccionar la pieza que se desea editar. Esta pieza puede estar disponible al primer nivel (en el caso que aún no pertenezca a un Proyecto) o puede ser necesario seleccionar un proyecto y expandirlo para localizar la pieza que deseamos cambiar.</text:p>
      <text:p text:style-name="P18"><text:span text:style-name="T5">3.</text:span><text:tab/>Una vez localizada la pieza pulsar sobre el botón de EDICIÓN <text:span text:style-name="T20">(</text:span><text:span text:style-name="T21"><draw:frame draw:style-name="fr1" draw:name="Image3" text:anchor-type="as-char" svg:y="-6.35mm" svg:width="7.41mm" svg:height="8.47mm" draw:z-index="2"><draw:image xlink:href="Pictures/100002010000001C000000207CF605E7B26CEC0C.png" xlink:type="simple" xlink:show="embed" xlink:actuate="onLoad" loext:mime-type="image/png"/></draw:frame></text:span><text:span text:style-name="T20">).</text:span></text:p>
      <text:p text:style-name="P18"><text:span text:style-name="T23">4.</text:span><text:span text:style-name="T20"><text:tab/></text:span><text:span text:style-name="T19">En el campo </text:span><text:span text:style-name="T22">PROYECTO</text:span><text:span text:style-name="T19"> introducir el nuevo valor del nombre del proyecto o dejarlo en blanco en el caso que deseemos devolver la pieza a la lista de piezas sin proyecto asignado.</text:span></text:p>
      <text:p text:style-name="P18"><text:span text:style-name="T5">5.</text:span><text:tab/>F<text:span text:style-name="T20">inalmente guardar los cambios haciendo click en el bot</text:span><text:span text:style-name="T19">ó</text:span><text:span text:style-name="T20">n GUARDAR (</text:span><text:span text:style-name="T20"><draw:frame draw:style-name="fr1" draw:name="Image4" text:anchor-type="as-char" svg:y="-5.82mm" svg:width="7.94mm" svg:height="7.94mm" draw:z-index="3"><draw:image xlink:href="Pictures/100002010000001E0000001E9BAA8DA5A658F5BC.png" xlink:type="simple" xlink:show="embed" xlink:actuate="onLoad" loext:mime-type="image/png"/></draw:frame></text:span><text:span text:style-name="T21">).</text:span></text:p>
      <text:p text:style-name="P20"><text:span text:style-name="T21">U</text:span><text:span text:style-name="T19">na vez completado el cambio de proyecto es necesario recargar la página de </text:span><text:span text:style-name="T15">/INVENTARIO</text:span><text:span text:style-name="T19"> para actualizar el conten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Open Sans1"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eature" style:family="paragraph" style:parent-style-name="Standard"/>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4.99mm" fo:margin-bottom="2.5m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7:28:02.676204195</meta:creation-date>
    <dc:date>2021-04-25T17:44:43.329383635</dc:date>
    <meta:editing-duration>PT36M13S</meta:editing-duration>
    <meta:editing-cycles>8</meta:editing-cycles>
    <meta:generator>LibreOffice/6.0.7.3$Linux_X86_64 LibreOffice_project/00m0$Build-3</meta:generator>
    <meta:document-statistic meta:table-count="0" meta:image-count="4" meta:object-count="0" meta:page-count="4" meta:paragraph-count="45" meta:word-count="874" meta:character-count="5183" meta:non-whitespace-character-count="4354"/>
  </office:meta>
</office:document-meta>
</file>